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2"/>
    <style:style style:name="ce3" style:family="table-cell" style:parent-style-name="Default" style:data-style-name="N113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7.89mm" svg:height="100.06mm" svg:x="106.02mm" svg:y="11.75mm">
            <draw:object draw:notify-on-update-of-ranges="Sheet1.A4:Sheet1.A8 Sheet1.D4:Sheet1.D8 Sheet1.D10:Sheet1.D14 Sheet1.A10:Sheet1.A14 Sheet1.D16:Sheet1.D20 Sheet1.A16:Sheet1.A20 Sheet1.D22:Sheet1.D26 Sheet1.A22:Sheet1.A26 Sheet1.D28:Sheet1.D32 Sheet1.A28:Sheet1.A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7.89mm" svg:height="100.06mm" svg:x="106.93mm" svg:y="164.28mm">
            <draw:object draw:notify-on-update-of-ranges="Sheet1.A34:Sheet1.A38 Sheet1.D34:Sheet1.D38 Sheet1.A40:Sheet1.A44 Sheet1.D40:Sheet1.D44 Sheet1.A46:Sheet1.A50 Sheet1.D46:Sheet1.D50 Sheet1.A52:Sheet1.A56 Sheet1.D52:Sheet1.D56 Sheet1.A58:Sheet1.A62 Sheet1.D58:Sheet1.D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7.89mm" svg:height="100.06mm" svg:x="115.66mm" svg:y="578.62mm">
            <draw:object draw:notify-on-update-of-ranges="Sheet1.A124:Sheet1.A128 Sheet1.D124:Sheet1.D128 Sheet1.A130:Sheet1.A134 Sheet1.D130:Sheet1.D134 Sheet1.A136:Sheet1.A140 Sheet1.D136:Sheet1.D140 Sheet1.A142:Sheet1.A146 Sheet1.D142:Sheet1.D146 Sheet1.A148:Sheet1.A152 Sheet1.D148:Sheet1.D1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Chars</text:p>
          </table:table-cell>
          <table:table-cell office:value-type="string" calcext:value-type="string">
            <text:p>nRetry</text:p>
          </table:table-cell>
          <table:table-cell office:value-type="string" calcext:value-type="string">
            <text:p>tRetry[ms]</text:p>
          </table:table-cell>
          <table:table-cell table:style-name="Default" office:value-type="string" calcext:value-type="string">
            <text:p>Time[ms]</text:p>
          </table:table-cell>
          <table:table-cell table:style-name="Default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style-name="ce3"/>
          <table:table-cell table:style-name="ce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.6</text:p>
          </table:table-cell>
          <table:table-cell table:style-name="ce4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table:style-name="ce4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17.2</text:p>
          </table:table-cell>
          <table:table-cell table:style-name="ce4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style-name="ce4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</text:p>
          </table:table-cell>
          <table:table-cell table:style-name="ce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.2" calcext:value-type="float">
            <text:p>34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.6" calcext:value-type="float">
            <text:p>36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.4" calcext:value-type="float">
            <text:p>39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.8" calcext:value-type="float">
            <text:p>49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9.2" calcext:value-type="float">
            <text:p>49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.8" calcext:value-type="float">
            <text:p>57.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5.8" calcext:value-type="float">
            <text:p>65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6" calcext:value-type="float">
            <text:p>14.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.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.2" calcext:value-type="float">
            <text:p>30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.2" calcext:value-type="float">
            <text:p>34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.6" calcext:value-type="float">
            <text:p>30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.2" calcext:value-type="float">
            <text:p>39.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.2" calcext:value-type="float">
            <text:p>45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.8" calcext:value-type="float">
            <text:p>50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.4" calcext:value-type="float">
            <text:p>56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.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1.4" calcext:value-type="float">
            <text:p>61.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.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.4" calcext:value-type="float">
            <text:p>32.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6" calcext:value-type="float">
            <text:p>30.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.4" calcext:value-type="float">
            <text:p>34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.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8.4" calcext:value-type="float">
            <text:p>38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.8" calcext:value-type="float">
            <text:p>44.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9.2" calcext:value-type="float">
            <text:p>49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3.8" calcext:value-type="float">
            <text:p>43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.2" calcext:value-type="float">
            <text:p>46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.2" calcext:value-type="float">
            <text:p>48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.2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.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.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.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.8" calcext:value-type="float">
            <text:p>31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.6" calcext:value-type="float">
            <text:p>32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2" calcext:value-type="float">
            <text:p>33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.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.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.4" calcext:value-type="float">
            <text:p>46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.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7.2" calcext:value-type="float">
            <text:p>47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.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1.2" calcext:value-type="float">
            <text:p>61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.6" calcext:value-type="float">
            <text:p>62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2" calcext:value-type="float">
            <text:p>63.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.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.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.8" calcext:value-type="float">
            <text:p>25.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.8" calcext:value-type="float">
            <text:p>40.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.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.2" calcext:value-type="float">
            <text:p>41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.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7.6" calcext:value-type="float">
            <text:p>57.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8.6" calcext:value-type="float">
            <text:p>58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.2" calcext:value-type="float">
            <text:p>60.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.8" calcext:value-type="float">
            <text:p>59.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.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.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6.4" calcext:value-type="float">
            <text:p>76.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8.6" calcext:value-type="float">
            <text:p>78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9.6" calcext:value-type="float">
            <text:p>79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1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3:07:26.739000000</meta:creation-date>
    <dc:date>2018-09-09T14:17:24.519000000</dc:date>
    <meta:editing-duration>PT14M27S</meta:editing-duration>
    <meta:editing-cycles>3</meta:editing-cycles>
    <meta:generator>LibreOffice/6.0.6.2$Windows_X86_64 LibreOffice_project/0c292870b25a325b5ed35f6b45599d2ea4458e77</meta:generator>
    <meta:document-statistic meta:table-count="1" meta:cell-count="6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9cm" svg:height="10.007cm" xlink:href=".." xlink:type="simple" chart:class="chart:scatter" chart:style-name="ch1">
        <chart:title svg:x="5.796cm" svg:y="0.336cm" chart:style-name="ch2">
          <text:p>MONOSTICK RED 送信時間</text:p>
        </chart:title>
        <chart:subtitle svg:x="4.446cm" svg:y="1.341cm" chart:style-name="ch3">
          <text:p>ブロードキャスト送信, 5回平均値, リトライ間隔=1ms</text:p>
        </chart:subtitle>
        <chart:legend chart:legend-position="end" svg:x="15.239cm" svg:y="3.693cm" style:legend-expansion="high" chart:style-name="ch4"/>
        <chart:plot-area chart:style-name="ch5" table:cell-range-address="Sheet1.A4:Sheet1.A8 Sheet1.D4:Sheet1.D8 Sheet1.D10:Sheet1.D14 Sheet1.D16:Sheet1.D20 Sheet1.D22:Sheet1.D26 Sheet1.D28:Sheet1.D32" chart:data-source-has-labels="row" svg:x="1.314cm" svg:y="2.198cm" svg:width="13.57cm" svg:height="6.68cm">
          <chartooo:coordinate-region svg:x="2.242cm" svg:y="2.401cm" svg:width="12.354cm" svg:height="5.824cm"/>
          <chart:axis chart:dimension="x" chart:name="primary-x" chart:style-name="ch6">
            <chart:title svg:x="6.528cm" svg:y="9.078cm" chart:style-name="ch7">
              <text:p>送信文字数（バイト数）</text:p>
            </chart:title>
          </chart:axis>
          <chart:axis chart:dimension="y" chart:name="primary-y" chart:style-name="ch8">
            <chart:title svg:x="0.451cm" svg:y="7.543cm" chart:style-name="ch9">
              <text:p>送信完了までの時間［ミリ秒］</text:p>
            </chart:title>
            <chart:grid chart:style-name="ch10" chart:class="major"/>
          </chart:axis>
          <chart:series chart:style-name="ch11" chart:values-cell-range-address="Sheet1.D4:Sheet1.D8" loext:label-string="'retry=0" chart:class="chart:scatter">
            <chart:domain table:cell-range-address="Sheet1.A4:Sheet1.A8"/>
            <chart:data-point chart:repeated="5"/>
          </chart:series>
          <chart:series chart:style-name="ch12" chart:values-cell-range-address="Sheet1.D10:Sheet1.D14" loext:label-string="'retry=2" chart:class="chart:scatter">
            <chart:domain table:cell-range-address="Sheet1.A10:Sheet1.A14"/>
            <chart:data-point chart:repeated="5"/>
          </chart:series>
          <chart:series chart:style-name="ch13" chart:values-cell-range-address="Sheet1.D16:Sheet1.D20" loext:label-string="'retry=4" chart:class="chart:scatter">
            <chart:domain table:cell-range-address="Sheet1.A16:Sheet1.A20"/>
            <chart:data-point chart:repeated="5"/>
          </chart:series>
          <chart:series chart:style-name="ch14" chart:values-cell-range-address="Sheet1.D22:Sheet1.D26" loext:label-string="'retry=6" chart:class="chart:scatter">
            <chart:domain table:cell-range-address="Sheet1.A22:Sheet1.A26"/>
            <chart:data-point chart:repeated="5"/>
          </chart:series>
          <chart:series chart:style-name="ch15" chart:values-cell-range-address="Sheet1.D28:Sheet1.D32" loext:label-string="'retry=8" chart:class="chart:scatter">
            <chart:domain table:cell-range-address="Sheet1.A28:Sheet1.A32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retry=0</text:p>
              </table:table-cell>
              <table:table-cell office:value-type="string">
                <text:p>Column A</text:p>
              </table:table-cell>
              <table:table-cell office:value-type="string">
                <text:p>'retry=2</text:p>
              </table:table-cell>
              <table:table-cell office:value-type="string">
                <text:p>Column A</text:p>
              </table:table-cell>
              <table:table-cell office:value-type="string">
                <text:p>'retry=4</text:p>
              </table:table-cell>
              <table:table-cell office:value-type="string">
                <text:p>Column A</text:p>
              </table:table-cell>
              <table:table-cell office:value-type="string">
                <text:p>'retry=6</text:p>
              </table:table-cell>
              <table:table-cell office:value-type="string">
                <text:p>Column A</text:p>
              </table:table-cell>
              <table:table-cell office:value-type="string">
                <text:p>'retry=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4.6">
                <text:p>4.6</text:p>
                <draw:g>
                  <svg:desc>Sheet1.D4:Sheet1.D8</svg:desc>
                </draw:g>
              </table:table-cell>
              <table:table-cell office:value-type="float" office:value="20">
                <text:p>20</text:p>
                <draw:g>
                  <svg:desc>Sheet1.A10:Sheet1.A14</svg:desc>
                </draw:g>
              </table:table-cell>
              <table:table-cell office:value-type="float" office:value="14.6">
                <text:p>14.6</text:p>
                <draw:g>
                  <svg:desc>Sheet1.D10:Sheet1.D14</svg:desc>
                </draw:g>
              </table:table-cell>
              <table:table-cell office:value-type="float" office:value="20">
                <text:p>20</text:p>
                <draw:g>
                  <svg:desc>Sheet1.A16:Sheet1.A20</svg:desc>
                </draw:g>
              </table:table-cell>
              <table:table-cell office:value-type="float" office:value="22.2">
                <text:p>22.2</text:p>
                <draw:g>
                  <svg:desc>Sheet1.D16:Sheet1.D20</svg:desc>
                </draw:g>
              </table:table-cell>
              <table:table-cell office:value-type="float" office:value="20">
                <text:p>20</text:p>
                <draw:g>
                  <svg:desc>Sheet1.A22:Sheet1.A26</svg:desc>
                </draw:g>
              </table:table-cell>
              <table:table-cell office:value-type="float" office:value="30.6">
                <text:p>30.6</text:p>
                <draw:g>
                  <svg:desc>Sheet1.D22:Sheet1.D26</svg:desc>
                </draw:g>
              </table:table-cell>
              <table:table-cell office:value-type="float" office:value="20">
                <text:p>20</text:p>
                <draw:g>
                  <svg:desc>Sheet1.A28:Sheet1.A32</svg:desc>
                </draw:g>
              </table:table-cell>
              <table:table-cell office:value-type="float" office:value="40.6">
                <text:p>40.6</text:p>
                <draw:g>
                  <svg:desc>Sheet1.D28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.2">
                <text:p>5.2</text:p>
              </table:table-cell>
              <table:table-cell office:value-type="float" office:value="40">
                <text:p>40</text:p>
              </table:table-cell>
              <table:table-cell office:value-type="float" office:value="16.8">
                <text:p>16.8</text:p>
              </table:table-cell>
              <table:table-cell office:value-type="float" office:value="40">
                <text:p>40</text:p>
              </table:table-cell>
              <table:table-cell office:value-type="float" office:value="26.8">
                <text:p>26.8</text:p>
              </table:table-cell>
              <table:table-cell office:value-type="float" office:value="40">
                <text:p>40</text:p>
              </table:table-cell>
              <table:table-cell office:value-type="float" office:value="36.6">
                <text:p>36.6</text:p>
              </table:table-cell>
              <table:table-cell office:value-type="float" office:value="40">
                <text:p>40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.4">
                <text:p>5.4</text:p>
              </table:table-cell>
              <table:table-cell office:value-type="float" office:value="60">
                <text:p>60</text:p>
              </table:table-cell>
              <table:table-cell office:value-type="float" office:value="17.2">
                <text:p>17.2</text:p>
              </table:table-cell>
              <table:table-cell office:value-type="float" office:value="60">
                <text:p>60</text:p>
              </table:table-cell>
              <table:table-cell office:value-type="float" office:value="34.2">
                <text:p>34.2</text:p>
              </table:table-cell>
              <table:table-cell office:value-type="float" office:value="60">
                <text:p>60</text:p>
              </table:table-cell>
              <table:table-cell office:value-type="float" office:value="39.4">
                <text:p>39.4</text:p>
              </table:table-cell>
              <table:table-cell office:value-type="float" office:value="60">
                <text:p>6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7.4">
                <text:p>7.4</text:p>
              </table:table-cell>
              <table:table-cell office:value-type="float" office:value="80">
                <text:p>80</text:p>
              </table:table-cell>
              <table:table-cell office:value-type="float" office:value="17.4">
                <text:p>17.4</text:p>
              </table:table-cell>
              <table:table-cell office:value-type="float" office:value="80">
                <text:p>80</text:p>
              </table:table-cell>
              <table:table-cell office:value-type="float" office:value="32.6">
                <text:p>32.6</text:p>
              </table:table-cell>
              <table:table-cell office:value-type="float" office:value="80">
                <text:p>80</text:p>
              </table:table-cell>
              <table:table-cell office:value-type="float" office:value="49.6">
                <text:p>49.6</text:p>
              </table:table-cell>
              <table:table-cell office:value-type="float" office:value="80">
                <text:p>8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.8">
                <text:p>10.8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32.4">
                <text:p>32.4</text:p>
              </table:table-cell>
              <table:table-cell office:value-type="float" office:value="100">
                <text:p>100</text:p>
              </table:table-cell>
              <table:table-cell office:value-type="float" office:value="49.8">
                <text:p>49.8</text:p>
              </table:table-cell>
              <table:table-cell office:value-type="float" office:value="100">
                <text:p>100</text:p>
              </table:table-cell>
              <table:table-cell office:value-type="float" office:value="65.8">
                <text:p>6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9cm" svg:height="10.007cm" xlink:href=".." xlink:type="simple" chart:class="chart:scatter" chart:style-name="ch1">
        <chart:title svg:x="5.796cm" svg:y="0.336cm" chart:style-name="ch2">
          <text:p>MONOSTICK RED 送信時間</text:p>
        </chart:title>
        <chart:subtitle svg:x="4.446cm" svg:y="1.341cm" chart:style-name="ch3">
          <text:p>ブロードキャスト送信, 5回平均値, リトライ間隔=3ms</text:p>
        </chart:subtitle>
        <chart:legend chart:legend-position="end" svg:x="15.239cm" svg:y="3.693cm" style:legend-expansion="high" chart:style-name="ch4"/>
        <chart:plot-area chart:style-name="ch5" table:cell-range-address="Sheet1.A34:Sheet1.A38 Sheet1.D34:Sheet1.D38 Sheet1.D40:Sheet1.D44 Sheet1.D46:Sheet1.D50 Sheet1.D52:Sheet1.D56 Sheet1.D58:Sheet1.D62" chart:data-source-has-labels="row" svg:x="1.314cm" svg:y="2.198cm" svg:width="13.57cm" svg:height="6.68cm">
          <chartooo:coordinate-region svg:x="2.242cm" svg:y="2.401cm" svg:width="12.354cm" svg:height="5.824cm"/>
          <chart:axis chart:dimension="x" chart:name="primary-x" chart:style-name="ch6">
            <chart:title svg:x="6.528cm" svg:y="9.078cm" chart:style-name="ch7">
              <text:p>送信文字数（バイト数）</text:p>
            </chart:title>
          </chart:axis>
          <chart:axis chart:dimension="y" chart:name="primary-y" chart:style-name="ch8">
            <chart:title svg:x="0.451cm" svg:y="7.543cm" chart:style-name="ch9">
              <text:p>送信完了までの時間［ミリ秒］</text:p>
            </chart:title>
            <chart:grid chart:style-name="ch10" chart:class="major"/>
          </chart:axis>
          <chart:series chart:style-name="ch11" chart:values-cell-range-address="Sheet1.D34:Sheet1.D38" loext:label-string="'retry=0" chart:class="chart:scatter">
            <chart:domain table:cell-range-address="Sheet1.A34:Sheet1.A38"/>
            <chart:data-point chart:repeated="5"/>
          </chart:series>
          <chart:series chart:style-name="ch12" chart:values-cell-range-address="Sheet1.D40:Sheet1.D44" loext:label-string="'retry=2" chart:class="chart:scatter">
            <chart:domain table:cell-range-address="Sheet1.A40:Sheet1.A44"/>
            <chart:data-point chart:repeated="5"/>
          </chart:series>
          <chart:series chart:style-name="ch13" chart:values-cell-range-address="Sheet1.D46:Sheet1.D50" loext:label-string="'retry=4" chart:class="chart:scatter">
            <chart:domain table:cell-range-address="Sheet1.A46:Sheet1.A50"/>
            <chart:data-point chart:repeated="5"/>
          </chart:series>
          <chart:series chart:style-name="ch14" chart:values-cell-range-address="Sheet1.D52:Sheet1.D56" loext:label-string="'retry=6" chart:class="chart:scatter">
            <chart:domain table:cell-range-address="Sheet1.A52:Sheet1.A56"/>
            <chart:data-point chart:repeated="5"/>
          </chart:series>
          <chart:series chart:style-name="ch15" chart:values-cell-range-address="Sheet1.D58:Sheet1.D62" loext:label-string="'retry=8" chart:class="chart:scatter">
            <chart:domain table:cell-range-address="Sheet1.A58:Sheet1.A62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retry=0</text:p>
              </table:table-cell>
              <table:table-cell office:value-type="string">
                <text:p>Column A</text:p>
              </table:table-cell>
              <table:table-cell office:value-type="string">
                <text:p>'retry=2</text:p>
              </table:table-cell>
              <table:table-cell office:value-type="string">
                <text:p>Column A</text:p>
              </table:table-cell>
              <table:table-cell office:value-type="string">
                <text:p>'retry=4</text:p>
              </table:table-cell>
              <table:table-cell office:value-type="string">
                <text:p>Column A</text:p>
              </table:table-cell>
              <table:table-cell office:value-type="string">
                <text:p>'retry=6</text:p>
              </table:table-cell>
              <table:table-cell office:value-type="string">
                <text:p>Column A</text:p>
              </table:table-cell>
              <table:table-cell office:value-type="string">
                <text:p>'retry=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34:Sheet1.A38</svg:desc>
                </draw:g>
              </table:table-cell>
              <table:table-cell office:value-type="float" office:value="3.4">
                <text:p>3.4</text:p>
                <draw:g>
                  <svg:desc>Sheet1.D34:Sheet1.D38</svg:desc>
                </draw:g>
              </table:table-cell>
              <table:table-cell office:value-type="float" office:value="20">
                <text:p>20</text:p>
                <draw:g>
                  <svg:desc>Sheet1.A40:Sheet1.A44</svg:desc>
                </draw:g>
              </table:table-cell>
              <table:table-cell office:value-type="float" office:value="15.4">
                <text:p>15.4</text:p>
                <draw:g>
                  <svg:desc>Sheet1.D40:Sheet1.D44</svg:desc>
                </draw:g>
              </table:table-cell>
              <table:table-cell office:value-type="float" office:value="20">
                <text:p>20</text:p>
                <draw:g>
                  <svg:desc>Sheet1.A46:Sheet1.A50</svg:desc>
                </draw:g>
              </table:table-cell>
              <table:table-cell office:value-type="float" office:value="20.8">
                <text:p>20.8</text:p>
                <draw:g>
                  <svg:desc>Sheet1.D46:Sheet1.D50</svg:desc>
                </draw:g>
              </table:table-cell>
              <table:table-cell office:value-type="float" office:value="20">
                <text:p>20</text:p>
                <draw:g>
                  <svg:desc>Sheet1.A52:Sheet1.A56</svg:desc>
                </draw:g>
              </table:table-cell>
              <table:table-cell office:value-type="float" office:value="39.2">
                <text:p>39.2</text:p>
                <draw:g>
                  <svg:desc>Sheet1.D52:Sheet1.D56</svg:desc>
                </draw:g>
              </table:table-cell>
              <table:table-cell office:value-type="float" office:value="20">
                <text:p>20</text:p>
                <draw:g>
                  <svg:desc>Sheet1.A58:Sheet1.A62</svg:desc>
                </draw:g>
              </table:table-cell>
              <table:table-cell office:value-type="float" office:value="45.6">
                <text:p>45.6</text:p>
                <draw:g>
                  <svg:desc>Sheet1.D58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.2">
                <text:p>5.2</text:p>
              </table:table-cell>
              <table:table-cell office:value-type="float" office:value="40">
                <text:p>40</text:p>
              </table:table-cell>
              <table:table-cell office:value-type="float" office:value="15.2">
                <text:p>15.2</text:p>
              </table:table-cell>
              <table:table-cell office:value-type="float" office:value="40">
                <text:p>40</text:p>
              </table:table-cell>
              <table:table-cell office:value-type="float" office:value="30.2">
                <text:p>30.2</text:p>
              </table:table-cell>
              <table:table-cell office:value-type="float" office:value="40">
                <text:p>40</text:p>
              </table:table-cell>
              <table:table-cell office:value-type="float" office:value="35.2">
                <text:p>35.2</text:p>
              </table:table-cell>
              <table:table-cell office:value-type="float" office:value="40">
                <text:p>4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.2">
                <text:p>5.2</text:p>
              </table:table-cell>
              <table:table-cell office:value-type="float" office:value="60">
                <text:p>60</text:p>
              </table:table-cell>
              <table:table-cell office:value-type="float" office:value="14.6">
                <text:p>14.6</text:p>
              </table:table-cell>
              <table:table-cell office:value-type="float" office:value="60">
                <text:p>60</text:p>
              </table:table-cell>
              <table:table-cell office:value-type="float" office:value="34.2">
                <text:p>34.2</text:p>
              </table:table-cell>
              <table:table-cell office:value-type="float" office:value="60">
                <text:p>60</text:p>
              </table:table-cell>
              <table:table-cell office:value-type="float" office:value="45.2">
                <text:p>45.2</text:p>
              </table:table-cell>
              <table:table-cell office:value-type="float" office:value="60">
                <text:p>6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.6">
                <text:p>5.6</text:p>
              </table:table-cell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0.6">
                <text:p>30.6</text:p>
              </table:table-cell>
              <table:table-cell office:value-type="float" office:value="80">
                <text:p>80</text:p>
              </table:table-cell>
              <table:table-cell office:value-type="float" office:value="48.2">
                <text:p>48.2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.8">
                <text:p>5.8</text:p>
              </table:table-cell>
              <table:table-cell office:value-type="float" office:value="100">
                <text:p>100</text:p>
              </table:table-cell>
              <table:table-cell office:value-type="float" office:value="23.4">
                <text:p>23.4</text:p>
              </table:table-cell>
              <table:table-cell office:value-type="float" office:value="100">
                <text:p>100</text:p>
              </table:table-cell>
              <table:table-cell office:value-type="float" office:value="34.8">
                <text:p>34.8</text:p>
              </table:table-cell>
              <table:table-cell office:value-type="float" office:value="100">
                <text:p>100</text:p>
              </table:table-cell>
              <table:table-cell office:value-type="float" office:value="50.8">
                <text:p>50.8</text:p>
              </table:table-cell>
              <table:table-cell office:value-type="float" office:value="100">
                <text:p>100</text:p>
              </table:table-cell>
              <table:table-cell office:value-type="float" office:value="61.4">
                <text:p>61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9cm" svg:height="10.007cm" xlink:href=".." xlink:type="simple" chart:class="chart:scatter" chart:style-name="ch1">
        <chart:title svg:x="5.796cm" svg:y="0.336cm" chart:style-name="ch2">
          <text:p>MONOSTICK RED 送信時間</text:p>
        </chart:title>
        <chart:subtitle svg:x="4.446cm" svg:y="1.341cm" chart:style-name="ch3">
          <text:p>ブロードキャスト送信, 5回平均値, リトライ間隔=9ms</text:p>
        </chart:subtitle>
        <chart:legend chart:legend-position="end" svg:x="15.239cm" svg:y="3.693cm" style:legend-expansion="high" chart:style-name="ch4"/>
        <chart:plot-area chart:style-name="ch5" table:cell-range-address="Sheet1.A124:Sheet1.A128 Sheet1.D124:Sheet1.D128 Sheet1.D130:Sheet1.D134 Sheet1.D136:Sheet1.D140 Sheet1.D142:Sheet1.D146 Sheet1.D148:Sheet1.D152" chart:data-source-has-labels="row" svg:x="1.314cm" svg:y="2.198cm" svg:width="13.57cm" svg:height="6.68cm">
          <chartooo:coordinate-region svg:x="2.242cm" svg:y="2.4cm" svg:width="12.354cm" svg:height="5.825cm"/>
          <chart:axis chart:dimension="x" chart:name="primary-x" chart:style-name="ch6">
            <chart:title svg:x="6.528cm" svg:y="9.078cm" chart:style-name="ch7">
              <text:p>送信文字数（バイト数）</text:p>
            </chart:title>
          </chart:axis>
          <chart:axis chart:dimension="y" chart:name="primary-y" chart:style-name="ch8">
            <chart:title svg:x="0.451cm" svg:y="7.543cm" chart:style-name="ch9">
              <text:p>送信完了までの時間［ミリ秒］</text:p>
            </chart:title>
            <chart:grid chart:style-name="ch10" chart:class="major"/>
          </chart:axis>
          <chart:series chart:style-name="ch11" chart:values-cell-range-address="Sheet1.D124:Sheet1.D128" loext:label-string="'retry=0" chart:class="chart:scatter">
            <chart:domain table:cell-range-address="Sheet1.A124:Sheet1.A128"/>
            <chart:data-point chart:repeated="5"/>
          </chart:series>
          <chart:series chart:style-name="ch12" chart:values-cell-range-address="Sheet1.D130:Sheet1.D134" loext:label-string="'retry=2" chart:class="chart:scatter">
            <chart:domain table:cell-range-address="Sheet1.A130:Sheet1.A134"/>
            <chart:data-point chart:repeated="5"/>
          </chart:series>
          <chart:series chart:style-name="ch13" chart:values-cell-range-address="Sheet1.D136:Sheet1.D140" loext:label-string="'retry=4" chart:class="chart:scatter">
            <chart:domain table:cell-range-address="Sheet1.A136:Sheet1.A140"/>
            <chart:data-point chart:repeated="5"/>
          </chart:series>
          <chart:series chart:style-name="ch14" chart:values-cell-range-address="Sheet1.D142:Sheet1.D146" loext:label-string="'retry=6" chart:class="chart:scatter">
            <chart:domain table:cell-range-address="Sheet1.A142:Sheet1.A146"/>
            <chart:data-point chart:repeated="5"/>
          </chart:series>
          <chart:series chart:style-name="ch15" chart:values-cell-range-address="Sheet1.D148:Sheet1.D152" loext:label-string="'retry=8" chart:class="chart:scatter">
            <chart:domain table:cell-range-address="Sheet1.A148:Sheet1.A152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retry=0</text:p>
              </table:table-cell>
              <table:table-cell office:value-type="string">
                <text:p>Column A</text:p>
              </table:table-cell>
              <table:table-cell office:value-type="string">
                <text:p>'retry=2</text:p>
              </table:table-cell>
              <table:table-cell office:value-type="string">
                <text:p>Column A</text:p>
              </table:table-cell>
              <table:table-cell office:value-type="string">
                <text:p>'retry=4</text:p>
              </table:table-cell>
              <table:table-cell office:value-type="string">
                <text:p>Column A</text:p>
              </table:table-cell>
              <table:table-cell office:value-type="string">
                <text:p>'retry=6</text:p>
              </table:table-cell>
              <table:table-cell office:value-type="string">
                <text:p>Column A</text:p>
              </table:table-cell>
              <table:table-cell office:value-type="string">
                <text:p>'retry=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24:Sheet1.A128</svg:desc>
                </draw:g>
              </table:table-cell>
              <table:table-cell office:value-type="float" office:value="4.8">
                <text:p>4.8</text:p>
                <draw:g>
                  <svg:desc>Sheet1.D124:Sheet1.D128</svg:desc>
                </draw:g>
              </table:table-cell>
              <table:table-cell office:value-type="float" office:value="20">
                <text:p>20</text:p>
                <draw:g>
                  <svg:desc>Sheet1.A130:Sheet1.A134</svg:desc>
                </draw:g>
              </table:table-cell>
              <table:table-cell office:value-type="float" office:value="22">
                <text:p>22</text:p>
                <draw:g>
                  <svg:desc>Sheet1.D130:Sheet1.D134</svg:desc>
                </draw:g>
              </table:table-cell>
              <table:table-cell office:value-type="float" office:value="20">
                <text:p>20</text:p>
                <draw:g>
                  <svg:desc>Sheet1.A136:Sheet1.A140</svg:desc>
                </draw:g>
              </table:table-cell>
              <table:table-cell office:value-type="float" office:value="40.8">
                <text:p>40.8</text:p>
                <draw:g>
                  <svg:desc>Sheet1.D136:Sheet1.D140</svg:desc>
                </draw:g>
              </table:table-cell>
              <table:table-cell office:value-type="float" office:value="20">
                <text:p>20</text:p>
                <draw:g>
                  <svg:desc>Sheet1.A142:Sheet1.A146</svg:desc>
                </draw:g>
              </table:table-cell>
              <table:table-cell office:value-type="float" office:value="57.6">
                <text:p>57.6</text:p>
                <draw:g>
                  <svg:desc>Sheet1.D142:Sheet1.D146</svg:desc>
                </draw:g>
              </table:table-cell>
              <table:table-cell office:value-type="float" office:value="20">
                <text:p>20</text:p>
                <draw:g>
                  <svg:desc>Sheet1.A148:Sheet1.A152</svg:desc>
                </draw:g>
              </table:table-cell>
              <table:table-cell office:value-type="float" office:value="76">
                <text:p>76</text:p>
                <draw:g>
                  <svg:desc>Sheet1.D148:Sheet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.6">
                <text:p>22.6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8.6">
                <text:p>58.6</text:p>
              </table:table-cell>
              <table:table-cell office:value-type="float" office:value="40">
                <text:p>40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.4">
                <text:p>5.4</text:p>
              </table:table-cell>
              <table:table-cell office:value-type="float" office:value="60">
                <text:p>60</text:p>
              </table:table-cell>
              <table:table-cell office:value-type="float" office:value="22.6">
                <text:p>22.6</text:p>
              </table:table-cell>
              <table:table-cell office:value-type="float" office:value="60">
                <text:p>60</text:p>
              </table:table-cell>
              <table:table-cell office:value-type="float" office:value="41.2">
                <text:p>41.2</text:p>
              </table:table-cell>
              <table:table-cell office:value-type="float" office:value="60">
                <text:p>60</text:p>
              </table:table-cell>
              <table:table-cell office:value-type="float" office:value="60.2">
                <text:p>60.2</text:p>
              </table:table-cell>
              <table:table-cell office:value-type="float" office:value="60">
                <text:p>60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.6">
                <text:p>5.6</text:p>
              </table:table-cell>
              <table:table-cell office:value-type="float" office:value="80">
                <text:p>80</text:p>
              </table:table-cell>
              <table:table-cell office:value-type="float" office:value="24.2">
                <text:p>24.2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59.8">
                <text:p>59.8</text:p>
              </table:table-cell>
              <table:table-cell office:value-type="float" office:value="80">
                <text:p>8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.8">
                <text:p>5.8</text:p>
              </table:table-cell>
              <table:table-cell office:value-type="float" office:value="100">
                <text:p>100</text:p>
              </table:table-cell>
              <table:table-cell office:value-type="float" office:value="25.8">
                <text:p>25.8</text:p>
              </table:table-cell>
              <table:table-cell office:value-type="float" office:value="100">
                <text:p>100</text:p>
              </table:table-cell>
              <table:table-cell office:value-type="float" office:value="42.6">
                <text:p>42.6</text:p>
              </table:table-cell>
              <table:table-cell office:value-type="float" office:value="100">
                <text:p>100</text:p>
              </table:table-cell>
              <table:table-cell office:value-type="float" office:value="60.4">
                <text:p>60.4</text:p>
              </table:table-cell>
              <table:table-cell office:value-type="float" office:value="100">
                <text:p>100</text:p>
              </table:table-cell>
              <table:table-cell office:value-type="float" office:value="79.6">
                <text:p>79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